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cm" fo:min-width="0cm" fo:padding-top="0.225cm" fo:padding-bottom="0.225cm" fo:padding-left="0.35cm" fo:padding-right="0.35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78pt" style:font-size-asian="78pt" style:font-size-complex="78pt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78pt" style:font-size-asian="78pt" style:font-size-complex="7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0.497cm" svg:height="3.329cm" svg:x="3.2cm" svg:y="2.2cm">
          <draw:text-box>
            <text:p><text:span text:style-name="T1">DRILL 2</text:span></text:p>
          </draw:text-box>
        </draw:frame>
        <draw:frame draw:style-name="gr2" draw:layer="layout" svg:width="8.6cm" svg:height="4.717cm" svg:x="18.2cm" svg:y="15.283cm">
          <draw:text-box>
            <text:p>TEAM MEMBERS-</text:p>
            <text:p>Somya Sharma</text:p>
            <text:p>Shivam Bhatia</text:p>
            <text:p>Siddhant Sharma</text:p>
            <text:p>Shubham Popli</text:p>
            <text:p>Shashwat Gupta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layer="layout" svg:width="11.187cm" svg:height="14.471cm" svg:x="10cm" svg:y="4.129cm">
          <draw:text-box>
            <text:p>Int main () }</text:p>
            <text:p>Student s1;</text:p>
            <text:p>Stream stream</text:p>
            <text:p>Subjects subjects(2)</text:p>
            <text:p>Course crs1(1)</text:p>
            <text:p>Cours2 crs2(1)</text:p>
            <text:p>Maxmarks mm(200)</text:p>
            <text:p>Totalobtained totalobt</text:p>
            <text:p>S1.add (stream);</text:p>
            <text:p>S1.add(Roll no);</text:p>
            <text:p>S1.add(name);</text:p>
            <text:p>S1.add(subjects);</text:p>
            <text:p>S1.add(crs1);</text:p>
            <text:p>S1.add(crs2);</text:p>
            <text:p>S1.add(mm);</text:p>
            <text:p>S1.add(totalobt)</text:p>
            <text:p>calcPercentage(s1.totalobt)</text:p>
            <text:p>Std::cout&lt;&lt;”Percentage is as <text:s/>follows”</text:p>
            <text:p>Return 0;</text:p>
            <text:p>}</text:p>
          </draw:text-box>
        </draw:frame>
        <draw:frame draw:style-name="gr1" draw:text-style-name="P1" draw:layer="layout" svg:width="19.179cm" svg:height="3.329cm" svg:x="0.903cm" svg:y="0.271cm">
          <draw:text-box>
            <text:p><text:span text:style-name="T1">Object oriente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9.341cm" svg:height="10.205cm" svg:x="9.259cm" svg:y="5.595cm">
          <draw:text-box>
            <text:p text:style-name="P2">Int main(){</text:p>
            <text:p text:style-name="P2">Student s1</text:p>
            <text:p text:style-name="P2">AddRollNo(s1)</text:p>
            <text:p text:style-name="P2">AddName(s1)</text:p>
            <text:p text:style-name="P2">AddDob(s1)</text:p>
            <text:p text:style-name="P2">AddFname(s1)</text:p>
            <text:p text:style-name="P2">AddMname(s1)</text:p>
            <text:p text:style-name="P2">AddGender(s1)</text:p>
            <text:p text:style-name="P2">AddTotalMarks(s1)</text:p>
            <text:p text:style-name="P2">PutTotalMarks(s1)</text:p>
            <text:p text:style-name="P2">CalcPercentage(s1.Totalmarks)</text:p>
            <text:p text:style-name="P2">Std::cout&lt;&lt;”percentage is this “</text:p>
            <text:p text:style-name="P2">Return 0;</text:p>
            <text:p text:style-name="P2">}</text:p>
          </draw:text-box>
        </draw:frame>
        <draw:frame draw:style-name="gr1" draw:text-style-name="P1" draw:layer="layout" svg:width="13.816cm" svg:height="3.329cm" svg:x="1cm" svg:y="0.471cm">
          <draw:text-box>
            <text:p><text:span text:style-name="T1">Procedur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7T11:09:35.121550993</meta:creation-date>
    <dc:date>2019-01-07T11:55:08.564755599</dc:date>
    <meta:editing-duration>PT14M11S</meta:editing-duration>
    <meta:editing-cycles>4</meta:editing-cycles>
    <meta:generator>LibreOffice/4.2.8.2$Linux_X86_64 LibreOffice_project/420m0$Build-2</meta:generator>
    <meta:document-statistic meta:object-count="33"/>
  </office:meta>
</office:document-meta>
</file>